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0dcd" officeooo:paragraph-rsid="00160dcd"/>
    </style:style>
    <style:style style:name="P2" style:family="paragraph" style:parent-style-name="Standard">
      <style:text-properties officeooo:rsid="00160dcd" officeooo:paragraph-rsid="0016307e"/>
    </style:style>
    <style:style style:name="P3" style:family="paragraph" style:parent-style-name="Standard">
      <style:text-properties officeooo:rsid="00160dcd" officeooo:paragraph-rsid="001ac4a4"/>
    </style:style>
    <style:style style:name="P4" style:family="paragraph" style:parent-style-name="Standard">
      <style:text-properties officeooo:rsid="00188cf5" officeooo:paragraph-rsid="00188cf5"/>
    </style:style>
    <style:style style:name="P5" style:family="paragraph" style:parent-style-name="Standard">
      <style:text-properties officeooo:rsid="0016307e" officeooo:paragraph-rsid="0016307e"/>
    </style:style>
    <style:style style:name="P6" style:family="paragraph" style:parent-style-name="Standard">
      <style:text-properties officeooo:rsid="001ac4a4" officeooo:paragraph-rsid="001ac4a4"/>
    </style:style>
    <style:style style:name="P7" style:family="paragraph" style:parent-style-name="Standard">
      <style:text-properties officeooo:rsid="001ac4a4" officeooo:paragraph-rsid="001ac4a4"/>
    </style:style>
    <style:style style:name="P8" style:family="paragraph" style:parent-style-name="Standard">
      <style:text-properties officeooo:rsid="00160dcd" officeooo:paragraph-rsid="00160dcd"/>
    </style:style>
    <style:style style:name="P9" style:family="paragraph" style:parent-style-name="Standard">
      <style:text-properties officeooo:rsid="001bb324" officeooo:paragraph-rsid="001bb324"/>
    </style:style>
    <style:style style:name="T1" style:family="text">
      <style:text-properties officeooo:rsid="0016307e"/>
    </style:style>
    <style:style style:name="T2" style:family="text">
      <style:text-properties style:text-line-through-style="none" style:text-line-through-type="none" officeooo:rsid="0016307e"/>
    </style:style>
    <style:style style:name="T3" style:family="text">
      <style:text-properties officeooo:rsid="00198a70"/>
    </style:style>
    <style:style style:name="T4" style:family="text">
      <style:text-properties officeooo:rsid="001ac4a4"/>
    </style:style>
    <style:style style:name="T5" style:family="text">
      <style:text-properties officeooo:rsid="00160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update files for opencruise on GitHub:</text:p>
      <text:p text:style-name="P1"/>
      <text:p text:style-name="P1">1. <text:s/>Update files as needed.</text:p>
      <text:p text:style-name="P9">1.5 Change version in serviceworker.js, help.vue</text:p>
      <text:p text:style-name="P6">2. <text:s/><text:span text:style-name="T5">Build with npm</text:span></text:p>
      <text:p text:style-name="P4"><text:span text:style-name="T4">3.</text:span> <text:s/>edit index.html and change all /static to static (no slash) – 4 of them</text:p>
      <text:p text:style-name="P4">4. <text:s/>edit static/css/app….css and <text:span text:style-name="T3">change “</text:span>/<text:span text:style-name="T3">static/fonts/materialicons...woff2” to “../fonts/materialicons...woff2”</text:span></text:p>
      <text:p text:style-name="P6">5. <text:s/>edit serviceworker.js and change file references to new build files (.js and .css files)</text:p>
      <text:p text:style-name="P3"><text:span text:style-name="T4">6</text:span>. <text:s/>For each file, “git add filename.ext” <text:span text:style-name="T4">(or git add --all)</text:span></text:p>
      <text:p text:style-name="P3"><text:span text:style-name="T4">7</text:span>. <text:s text:c="2"/>“git commit -m “details of update”</text:p>
      <text:p text:style-name="P3"><text:span text:style-name="T4">8</text:span>. <text:s/>“git push -u origin master” <text:s/>- <text:a xlink:type="simple" xlink:href="mailto:jcrivard@mtu.edu" text:style-name="Internet_20_link" text:visited-style-name="Visited_20_Internet_20_Link">jcrivard@mtu.edu</text:a>; token in github_token.odt in Documents</text:p>
      <text:p text:style-name="P3"><text:span text:style-name="T4">9. <text:s/>Up</text:span>oad build version to gh-pages branch.</text:p>
      <text:p text:style-name="P2"><text:s text:c="6"/><text:span text:style-name="T1">a. <text:s/>cd gh-pages</text:span></text:p>
      <text:p text:style-name="P5"><text:s text:c="6"/>b .“git add –all”</text:p>
      <text:p text:style-name="P5"><text:s text:c="6"/>c. git “commit -m “details about updates”</text:p>
      <text:p text:style-name="P2"><text:s text:c="6"/><text:span text:style-name="T1">d. “git push -</text:span><text:span text:style-name="T2">u origin gh-pages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5T12:38:32.453646434</meta:creation-date>
    <dc:date>2023-08-23T16:55:34.507107082</dc:date>
    <meta:editing-duration>P2DT23H49M2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18" meta:character-count="776" meta:non-whitespace-character-count="637"/>
  </office:meta>
</office:document-meta>
</file>